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3" style:family="paragraph" style:parent-style-name="Standard">
      <style:text-properties style:font-name="Courier New1"/>
    </style:style>
    <style:style style:name="P4" style:family="paragraph" style:parent-style-name="Standard">
      <style:text-properties style:font-name="Courier New1" fo:font-size="10pt" fo:font-style="normal" style:font-size-asian="10pt" style:font-style-asian="normal" style:font-size-complex="10pt" style:font-style-complex="normal"/>
    </style:style>
    <style:style style:name="P5" style:family="paragraph" style:parent-style-name="Standard">
      <style:text-properties style:use-window-font-color="true" style:font-name="Courier New1" fo:font-weight="normal" style:font-weight-asian="normal" style:font-weight-complex="normal"/>
    </style:style>
    <style:style style:name="P6" style:family="paragraph" style:parent-style-name="Standard">
      <style:text-properties fo:color="#314004" style:font-name="Courier New1"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margin-left="0.4925in" fo:margin-right="0in" fo:text-indent="0in" style:auto-text-indent="false"/>
      <style:text-properties style:font-name="Arial"/>
    </style:style>
    <style:style style:name="P10" style:family="paragraph" style:parent-style-name="Text_20_body">
      <style:paragraph-properties fo:text-align="center" style:justify-single-word="false"/>
      <style:text-properties style:font-name="Arial"/>
    </style:style>
    <style:style style:name="P11"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2" style:family="paragraph" style:parent-style-name="Text_20_body">
      <style:text-properties fo:font-size="18pt" style:font-size-asian="18pt" style:font-size-complex="18pt"/>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8" style:family="paragraph" style:parent-style-name="Text_20_body">
      <style:text-properties style:font-name="Times New Roman" fo:font-size="12pt" fo:font-style="normal" style:font-size-asian="12pt" style:font-style-asian="normal" style:font-size-complex="12pt" style:font-style-complex="normal"/>
    </style:style>
    <style:style style:name="P19"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paragraph-properties fo:text-align="center" style:justify-single-word="false"/>
      <style:text-properties fo:font-size="16pt" style:font-size-asian="16pt" style:font-size-complex="16pt"/>
    </style:style>
    <style:style style:name="P22" style:family="paragraph" style:parent-style-name="Text_20_body">
      <style:text-properties style:font-name="Lucida Console" fo:font-size="10pt" fo:font-style="normal" style:font-size-asian="10pt" style:font-style-asian="normal" style:font-size-complex="10pt" style:font-style-complex="normal"/>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style="normal" style:font-size-asian="10pt" style:font-style-asian="normal" style:font-size-complex="10pt" style:font-style-complex="normal"/>
    </style:style>
    <style:style style:name="P25" style:family="paragraph" style:parent-style-name="Text_20_body">
      <style:text-properties style:font-name="Courier New1" fo:font-size="12pt" fo:font-style="normal" style:font-size-asian="12pt" style:font-style-asian="normal" style:font-size-complex="12pt" style:font-style-complex="normal"/>
    </style:style>
    <style:style style:name="P26" style:family="paragraph" style:parent-style-name="Text_20_body">
      <style:text-properties fo:color="#314004" style:font-name="Courier New1" fo:font-size="10pt"/>
    </style:style>
    <style:style style:name="P27" style:family="paragraph" style:parent-style-name="Text_20_body">
      <style:text-properties fo:color="#314004" style:font-name="Courier New1"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style:font-name="Arial"/>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3" style:family="paragraph" style:parent-style-name="Text_20_body">
      <style:paragraph-properties fo:margin-left="0in" fo:margin-right="0in" fo:margin-top="0in" fo:margin-bottom="0.0835in" fo:text-indent="0in" style:auto-text-indent="false"/>
      <style:text-properties fo:color="#000000" style:font-name="Courier New1" fo:font-size="10pt" style:font-size-asian="10pt" style:font-size-complex="10pt"/>
    </style:style>
    <style:style style:name="P34" style:family="paragraph" style:parent-style-name="Text_20_body">
      <style:paragraph-properties fo:margin-left="0in" fo:margin-right="0in" fo:margin-top="0in" fo:margin-bottom="0.0835in" fo:text-indent="0in" style:auto-text-indent="false"/>
      <style:text-properties fo:color="#314004" style:font-name="Courier New1" fo:font-size="10pt" style:font-size-asian="10pt" style:font-size-complex="10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37" style:family="paragraph" style:parent-style-name="Preformatted_20_Text">
      <style:paragraph-properties fo:margin-top="0in" fo:margin-bottom="0.1965in"/>
      <style:text-properties style:use-window-font-color="true" style:font-name="Courier New1" fo:font-weight="normal" style:font-weight-asian="normal" style:font-weight-complex="normal"/>
    </style:style>
    <style:style style:name="P38" style:family="paragraph" style:parent-style-name="Preformatted_20_Text">
      <style:paragraph-properties fo:margin-top="0in" fo:margin-bottom="0.1965in"/>
      <style:text-properties fo:color="#314004" style:font-name="Courier New1" fo:font-size="12pt" fo:font-weight="normal" style:font-size-asian="12pt" style:font-weight-asian="normal" style:font-size-complex="12pt" style:font-weight-complex="normal"/>
    </style:style>
    <style:style style:name="P39" style:family="paragraph" style:parent-style-name="Table_20_Contents">
      <style:paragraph-properties fo:margin-left="0.0398in" fo:margin-right="-0.278in" fo:text-indent="-0.0098in" style:auto-text-indent="false" text:number-lines="false" text:line-number="0"/>
    </style:style>
    <style:style style:name="P40"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6.7146in" style:type="right" style:leader-style="dotted" style:leader-text="."/>
        </style:tab-stops>
      </style:paragraph-properties>
    </style:style>
    <style:style style:name="P43" style:family="paragraph" style:parent-style-name="Title">
      <style:text-properties style:font-name="Times New Roman" fo:font-size="20pt" style:font-size-asian="20pt" style:font-size-complex="20pt"/>
    </style:style>
    <style:style style:name="P44" style:family="paragraph" style:parent-style-name="Contents_20_1">
      <style:paragraph-properties>
        <style:tab-stops>
          <style:tab-stop style:position="6.911in" style:type="right" style:leader-style="dotted" style:leader-text="."/>
        </style:tab-stops>
      </style:paragraph-properties>
    </style:style>
    <style:style style:name="P45"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46"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47" style:family="paragraph" style:parent-style-name="Text_20_body">
      <style:paragraph-properties fo:margin-top="0in" fo:margin-bottom="0.0835in"/>
      <style:text-properties style:font-name="Courier New1"/>
    </style:style>
    <style:style style:name="P48" style:family="paragraph" style:parent-style-name="Text_20_body">
      <style:paragraph-properties fo:margin-top="0in" fo:margin-bottom="0.0835in"/>
      <style:text-properties style:font-name="Times New Roman" fo:font-size="12pt" style:font-size-asian="12pt" style:font-size-complex="12pt"/>
    </style:style>
    <style:style style:name="P49"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0" style:family="paragraph" style:parent-style-name="Text_20_body" style:master-page-name="">
      <style:paragraph-properties fo:margin-left="-0.0091in" fo:margin-right="0in" fo:margin-top="0in" fo:margin-bottom="0.0835in" fo:text-indent="0in" style:auto-text-indent="false" style:page-number="auto"/>
      <style:text-properties style:font-name="Courier New1" fo:font-size="10pt" style:font-size-asian="10pt" style:font-size-complex="10pt"/>
    </style:style>
    <style:style style:name="P51" style:family="paragraph" style:parent-style-name="Text_20_body">
      <style:paragraph-properties fo:margin-left="-0.0091in" fo:margin-right="0in" fo:margin-top="0in" fo:margin-bottom="0.0835in" fo:text-indent="0in" style:auto-text-indent="false"/>
      <style:text-properties fo:color="#000000" style:font-name="Courier New1" fo:font-size="10pt" style:font-size-asian="10pt" style:font-size-complex="10pt"/>
    </style:style>
    <style:style style:name="P52" style:family="paragraph" style:parent-style-name="Standard" style:list-style-name="L1">
      <style:paragraph-properties fo:text-align="center" style:justify-single-word="false"/>
      <style:text-properties style:font-name="Courier New1" fo:font-size="18pt" style:font-size-asian="18pt" style:font-size-complex="18pt"/>
    </style:style>
    <style:style style:name="P53" style:family="paragraph" style:parent-style-name="Title" style:master-page-name="First_20_Page">
      <style:paragraph-properties style:page-number="auto"/>
      <style:text-properties style:font-name="Times New Roman" fo:font-size="20pt" style:font-size-asian="20pt" style:font-size-complex="20pt"/>
    </style:style>
    <style:style style:name="P54" style:family="paragraph" style:parent-style-name="Heading_20_1" style:master-page-name="Standard">
      <style:paragraph-properties style:page-number="1"/>
    </style:style>
    <style:style style:name="P55" style:family="paragraph" style:parent-style-name="Heading_20_1" style:master-page-name="">
      <style:paragraph-properties style:page-number="auto" fo:break-before="page"/>
    </style:style>
    <style:style style:name="P56"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57"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58"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59"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0" style:family="paragraph" style:parent-style-name="Heading_20_2">
      <style:text-properties style:font-name="Times New Roman"/>
    </style:style>
    <style:style style:name="P61" style:family="paragraph" style:parent-style-name="Heading_20_2">
      <style:text-properties style:font-name="Times New Roman" fo:font-size="14pt" style:font-size-asian="14pt" style:font-size-complex="14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3"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64"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5" style:family="paragraph" style:parent-style-name="Text_20_body">
      <style:text-properties style:font-name="Courier New1" fo:font-size="10pt" fo:font-style="normal" style:font-size-asian="10pt" style:font-style-asian="normal" style:font-size-complex="10pt" style:font-style-complex="normal"/>
    </style:style>
    <style:style style:name="T1" style:family="text">
      <style:text-properties fo:font-size="18pt" style:font-size-asian="18pt" style:font-size-complex="18pt"/>
    </style:style>
    <style:style style:name="T2" style:family="text">
      <style:text-properties style:font-name="Courier New1"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color="#0000ff" style:font-name="Lucida Console1" fo:font-size="10pt"/>
    </style:style>
    <style:style style:name="T20" style:family="text">
      <style:text-properties fo:color="#0000ff" style:font-name="Lucida Console1" fo:font-size="10pt" fo:font-style="normal" style:font-size-asian="10pt" style:font-style-asian="normal" style:font-size-complex="10pt" style:font-style-complex="normal"/>
    </style:style>
    <style:style style:name="T21" style:family="text">
      <style:text-properties fo:color="#0000ff" fo:font-size="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RProgramming<text:line-break/><text:line-break/>By</text:p>
      <text:p text:style-name="P43"/>
      <text:p text:style-name="P43"><text:s/>Zekai Otles </text:p>
      <text:p text:style-name="P19">Created on \Sexpr{date()} </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4"><text:s/>1 .Introduction<text:tab/>3</text:p>
          <text:p text:style-name="P44"><text:s/>2 .Environment Setup for R programming Developers<text:tab/>4</text:p>
          <text:p text:style-name="P42"><text:s/>2.1 <text:s/>Environment setup<text:tab/>4</text:p>
          <text:p text:style-name="P42"><text:s/>2.2 <text:s/>Using Version Control System<text:tab/>4</text:p>
          <text:p text:style-name="P42"><text:s/>2.3 Using IDE to develop R scripts<text:tab/>4</text:p>
          <text:p text:style-name="P42"><text:s/>2.4 Writing functions<text:tab/>4</text:p>
          <text:p text:style-name="P42"><text:s/>2.5 Create R package System<text:tab/>4</text:p>
          <text:p text:style-name="P44"><text:s/>3 .Simple Data Types and Objects<text:tab/>5</text:p>
          <text:p text:style-name="P44"><text:s/>4 .Control Structures<text:tab/>6</text:p>
          <text:p text:style-name="P42"><text:s/>4.1 If statements<text:tab/>6</text:p>
          <text:p text:style-name="P42"><text:s/>4.2 If then Else statements<text:tab/>7</text:p>
          <text:p text:style-name="P42"><text:s/>4.3 Switch statements<text:tab/>8</text:p>
          <text:p text:style-name="P44"><text:s/>5 .Loop Structures<text:tab/>9</text:p>
          <text:p text:style-name="P42"><text:s/>5.1 For loop<text:tab/>9</text:p>
          <text:p text:style-name="P42"><text:s/>5.2 While loop<text:tab/>9</text:p>
          <text:p text:style-name="P44"><text:s/>6 .Data Structures<text:tab/>11</text:p>
          <text:p text:style-name="P42"><text:s/>6.1 Vector<text:tab/>11</text:p>
          <text:p text:style-name="P42"><text:s/>6.2 Matrix<text:tab/>11</text:p>
          <text:p text:style-name="P42"><text:s/>6.3 DataFrame<text:tab/>11</text:p>
          <text:p text:style-name="P42"><text:s/>6.4 List<text:tab/>11</text:p>
          <text:p text:style-name="P44"><text:s/>7 .Simple Statistical Analysis<text:tab/>12</text:p>
          <text:p text:style-name="P44"><text:s/>8 .Simple Statistical Analysis<text:tab/>13</text:p>
          <text:p text:style-name="P44"><text:s/>9 .Simple Table Outputs<text:tab/>14</text:p>
        </text:index-body>
      </text:table-of-content>
      <text:p text:style-name="P21"/>
      <text:h text:style-name="P54" text:outline-level="1">Introduction</text:h>
      <text:p text:style-name="P12"/>
      <text:p text:style-name="P12"/>
      <text:p text:style-name="P12"/>
      <text:p text:style-name="P12"/>
      <text:p text:style-name="P12"/>
      <text:p text:style-name="P12"/>
      <text:p text:style-name="P40"><text:tab/></text:p>
      <text:h text:style-name="P56" text:outline-level="1">Environment Setup for R programming Developers</text:h>
      <text:h text:style-name="Heading_20_2" text:outline-level="2"><text:s/>Environment setup</text:h>
      <text:p text:style-name="P29"/>
      <text:p text:style-name="P10"/>
      <text:p text:style-name="P9"/>
      <text:p text:style-name="P3">&lt;&lt;environment, <text:s/>echo=FALSE, results=xml&gt;&gt;=</text:p>
      <text:p text:style-name="P3"/>
      <text:p text:style-name="P36">odfTable(pkgVersions("data frame"))</text:p>
      <text:p text:style-name="P37">@</text:p>
      <text:p text:style-name="Preformatted_20_Text"><text:span text:style-name="Source_20_Text"/></text:p>
      <text:p text:style-name="P35"><text:span text:style-name="Source_20_Text"><text:span text:style-name="T2">&lt;&lt;environmentl&gt;&gt;=</text:span></text:span></text:p>
      <text:p text:style-name="P38">environment("ls")</text:p>
      <text:p text:style-name="P38">cat("Current Working Dir \n",getwd())</text:p>
      <text:p text:style-name="P6">@</text:p>
      <text:p text:style-name="P6"/>
      <text:h text:style-name="Heading_20_2" text:outline-level="2"><text:s/>Using Version Control System</text:h>
      <text:h text:style-name="Heading_20_2" text:outline-level="2">Using IDE to develop R scripts</text:h>
      <text:h text:style-name="Heading_20_2" text:outline-level="2">Writing functions</text:h>
      <text:h text:style-name="Heading_20_2" text:outline-level="2">Create R package System</text:h>
      <text:p text:style-name="P32"/>
      <text:h text:style-name="P55" text:outline-level="1"><text:span text:style-name="T17">Simple</text:span><text:span text:style-name="T1"> </text:span><text:span text:style-name="T17">Data Types and Objects</text:span></text:h>
      <text:h text:style-name="P57" text:outline-level="1">Control Structures</text:h>
      <text:p text:style-name="P12"/>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5"><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3"><text:tab/><text:span text:style-name="T11">Let's use simple vector which contains only numbers, check if <text:s/>numbers is equal to specific value assign iFound as True.</text:span></text:p>
      <text:p text:style-name="P16"><text:span text:style-name="T7">If</text:span><text:span text:style-name="T8"> ( Statements) { Assignment}</text:span><text:tab/></text:p>
      <text:p text:style-name="P28"><text:span text:style-name="codeChuck">&lt;&lt;ifStatement1, echo=FALSE&gt;&gt;=</text:span></text:p>
      <text:p text:style-name="P50"><text:span text:style-name="codeChuck">cat(“x&lt;-c(0,3,6,9,12,15,18,21,24)\n”)</text:span></text:p>
      <text:p text:style-name="P51"><text:span text:style-name="codeChuck">cat(“if(x[which(x==6)]==6){iFound&lt;-TRUE}\n”)</text:span></text:p>
      <text:p text:style-name="P33"><text:span text:style-name="codeChuck">cat(“print(iFound)\n”)</text:span></text:p>
      <text:p text:style-name="P34"><text:span text:style-name="codeChuck"><text:span text:style-name="T16">#print(iFound</text:span></text:span><text:span text:style-name="codeChuck">)</text:span></text:p>
      <text:p text:style-name="P14">@</text:p>
      <text:p text:style-name="P14"/>
      <text:p text:style-name="P14"><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48">Logical operators in R are</text:p>
      <table:table table:name="Table1" table:style-name="Table1">
        <table:table-column table:style-name="Table1.A"/>
        <table:table-column table:style-name="Table1.B"/>
        <table:table-row>
          <table:table-cell table:style-name="Table1.A1" office:value-type="string">
            <text:p text:style-name="P39"><text:span text:style-name="Strong_20_Emphasis">Operator</text:span></text:p>
          </table:table-cell>
          <table:table-cell table:style-name="Table1.A1" office:value-type="string">
            <text:p text:style-name="P39"><text:span text:style-name="Strong_20_Emphasis">Description</text:span></text:p>
          </table:table-cell>
        </table:table-row>
        <table:table-row>
          <table:table-cell table:style-name="Table1.A1" office:value-type="string">
            <text:p text:style-name="P39"><text:span text:style-name="Strong_20_Emphasis">==</text:span></text:p>
          </table:table-cell>
          <table:table-cell table:style-name="Table1.A1" office:value-type="string">
            <text:p text:style-name="P39">Equal to</text:p>
          </table:table-cell>
        </table:table-row>
        <table:table-row>
          <table:table-cell table:style-name="Table1.A1" office:value-type="string">
            <text:p text:style-name="P39">!=</text:p>
          </table:table-cell>
          <table:table-cell table:style-name="Table1.A1" office:value-type="string">
            <text:p text:style-name="P39">Not equal to</text:p>
          </table:table-cell>
        </table:table-row>
        <table:table-row>
          <table:table-cell table:style-name="Table1.A1" office:value-type="string">
            <text:p text:style-name="P39"><text:span text:style-name="Strong_20_Emphasis">&lt;</text:span></text:p>
          </table:table-cell>
          <table:table-cell table:style-name="Table1.A1" office:value-type="string">
            <text:p text:style-name="P39">Less than</text:p>
          </table:table-cell>
        </table:table-row>
        <table:table-row>
          <table:table-cell table:style-name="Table1.A1" office:value-type="string">
            <text:p text:style-name="P39"><text:span text:style-name="Strong_20_Emphasis">&lt;=</text:span></text:p>
          </table:table-cell>
          <table:table-cell table:style-name="Table1.A1" office:value-type="string">
            <text:p text:style-name="P39">Less or equal to </text:p>
          </table:table-cell>
        </table:table-row>
        <table:table-row>
          <table:table-cell table:style-name="Table1.A1" office:value-type="string">
            <text:p text:style-name="P39"><text:span text:style-name="Strong_20_Emphasis">&gt;</text:span></text:p>
          </table:table-cell>
          <table:table-cell table:style-name="Table1.A1" office:value-type="string">
            <text:p text:style-name="P39">Greater than </text:p>
          </table:table-cell>
        </table:table-row>
        <table:table-row>
          <table:table-cell table:style-name="Table1.A1" office:value-type="string">
            <text:p text:style-name="P39"><text:span text:style-name="Strong_20_Emphasis">&gt;=</text:span></text:p>
          </table:table-cell>
          <table:table-cell table:style-name="Table1.A1" office:value-type="string">
            <text:p text:style-name="P39">Greater or equal to </text:p>
          </table:table-cell>
        </table:table-row>
        <table:table-row>
          <table:table-cell table:style-name="Table1.A1" office:value-type="string">
            <text:p text:style-name="P39">&amp;</text:p>
          </table:table-cell>
          <table:table-cell table:style-name="Table1.A1" office:value-type="string">
            <text:p text:style-name="P39">And</text:p>
          </table:table-cell>
        </table:table-row>
        <table:table-row>
          <table:table-cell table:style-name="Table1.A1" office:value-type="string">
            <text:p text:style-name="P39">|</text:p>
          </table:table-cell>
          <table:table-cell table:style-name="Table1.A1" office:value-type="string">
            <text:p text:style-name="P39">Or</text:p>
          </table:table-cell>
        </table:table-row>
      </table:table>
      <text:p text:style-name="Text_20_body"/>
      <text:p text:style-name="Text_20_body"><text:tab/><text:span text:style-name="T11">Following code snippet is simple example of how to use logical operators. The first example is the exacty</text:span><text:span text:style-name="T12"> equal</text:span><text:span text:style-name="T11"> to operator. The second example demonstrates</text:span><text:span text:style-name="T12"> less than or equal</text:span><text:span text:style-name="T11"> to operator and </text:span><text:soft-page-break/><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3"><text:span text:style-name="codeChuck">cat(“Ex. 1”)</text:span></text:p>
      <text:p text:style-name="P23"><text:span text:style-name="codeChuck">cat(“if(demDat[indx,1] ==1 ) {demDat[indx,1]&lt;-'M'}\n”)</text:span></text:p>
      <text:p text:style-name="P23"><text:span text:style-name="codeChuck"/></text:p>
      <text:p text:style-name="P23"><text:span text:style-name="codeChuck">cat(“\nEx.2\n”)</text:span></text:p>
      <text:p text:style-name="P27"><text:span text:style-name="codeChuck">cat(“if(demDat[indx,2] &lt;=25 )demDat[indx,2]&lt;-'Y' \n“)</text:span></text:p>
      <text:p text:style-name="P27"><text:span text:style-name="codeChuck"/></text:p>
      <text:p text:style-name="P26"><text:span text:style-name="codeChuck">cat(“\nEx.3”)</text:span></text:p>
      <text:p text:style-name="P26"><text:span text:style-name="codeChuck">cat(“ if(demDat[indx,2] &gt; 50 ) {demDat[indx,2]&lt;-'O'} \n“)</text:span></text:p>
      <text:p text:style-name="P27"><text:span text:style-name="codeChuck"/></text:p>
      <text:p text:style-name="P26"><text:span text:style-name="codeChuck">cat(“\nEx.4”)</text:span></text:p>
      <text:p text:style-name="P26"><text:span text:style-name="codeChuck">cat(“if(demDat[indx,2] &gt; 25 &amp; demDat[indx,2] &lt;=50 )demDat[indx,2]&lt;-'M' \n“)</text:span></text:p>
      <text:p text:style-name="P27"><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6"><text:span text:style-name="T7"><text:tab/>If</text:span><text:span text:style-name="T8"> ( Statements) <text:s/>{ Assignment}</text:span><text:tab/></text:p>
      <text:p text:style-name="P16"><text:span text:style-name="T6"><text:tab/>else</text:span> (statements) { Assignment}</text:p>
      <text:p text:style-name="P16"/>
      <text:p text:style-name="P17"><text:tab/></text:p>
      <text:p text:style-name="P16">&lt;&lt;conditionalStatements&gt;&gt;=</text:p>
      <text:p text:style-name="P47"><text:span text:style-name="codeChuck">#cat(conditionalStatements())</text:span></text:p>
      <text:p text:style-name="Text_20_body">@</text:p>
      <text:p text:style-name="P5"/>
      <text:p text:style-name="P3"/>
      <text:h text:style-name="P60" text:outline-level="2">Switch statements</text:h>
      <text:p text:style-name="P3"/>
      <text:p text:style-name="P5"/>
      <text:list xml:id="list355123734055333781" text:style-name="L1">
        <text:list-header>
          <text:p text:style-name="P52"/>
        </text:list-header>
      </text:list>
      <text:h text:style-name="P58"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61"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6"><text:tab/>for (values in sequence) {</text:p>
      <text:p text:style-name="P16"><text:tab/><text:tab/>statement</text:p>
      <text:p text:style-name="P16"><text:tab/>} </text:p>
      <text:p text:style-name="P14"><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8"><text:tab/></text:p>
      <text:p text:style-name="P18">&lt;&lt;for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for(indx in 0:length(xInt) ){\n”)</text:span></text:p>
      <text:p text:style-name="P24"><text:span text:style-name="codeChuck"><text:tab/>cat(“if(indx %%10 ==0){print(xInt[indx])}\n”)</text:span></text:p>
      <text:p text:style-name="P24"><text:span text:style-name="codeChuck"><text:tab/>cat(“}\n”)</text:span></text:p>
      <text:p text:style-name="P24"><text:span text:style-name="codeChuck"><text:tab/>for(indx in 0:length(xInt) ){</text:span></text:p>
      <text:p text:style-name="P24"><text:span text:style-name="codeChuck"><text:s text:c="4"/><text:tab/><text:tab/></text:span></text:p>
      <text:p text:style-name="P24"><text:span text:style-name="codeChuck"><text:s text:c="2"/><text:tab/><text:tab/>if(indx %%10 ==0){print(xInt[indx])}</text:span></text:p>
      <text:p text:style-name="P24"><text:span text:style-name="codeChuck"><text:tab/>}</text:span></text:p>
      <text:p text:style-name="P22"><text:span text:style-name="codeChuck"><text:s text:c="2"/><text:tab/></text:span></text:p>
      <text:p text:style-name="P18">@</text:p>
      <text:h text:style-name="P61" text:outline-level="2">While loop</text:h>
      <text:p text:style-name="P16"><text:tab/>The access of certain elements could be controlled by using while loop, the expression determines executing statements or not. <text:s/></text:p>
      <text:p text:style-name="P7"><text:tab/>while(expression){</text:p>
      <text:p text:style-name="P16"><text:tab/><text:tab/>statement</text:p>
      <text:p text:style-name="P16"><text:tab/>}</text:p>
      <text:p text:style-name="P8"><text:soft-page-break/></text:p>
      <text:p text:style-name="P46">In the following example, <text:s/>the elements between two indices are assigned as either even or odd. <text:s/>Execution will stop when expression is false, otherwise statements within the block is executed.</text:p>
      <text:p text:style-name="P18">&lt;&lt;whileLoop1, echo=FALSE&gt;&gt;=</text:p>
      <text:p text:style-name="Text_20_body"><text:span text:style-name="T13"><text:tab/></text:span><text:span text:style-name="codeChuck"><text:span text:style-name="T18">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index&lt;-80”)</text:span></text:p>
      <text:p text:style-name="P24"><text:span text:style-name="codeChuck"><text:tab/>cat(“while(index&lt;=length(xInt)){\n”)</text:span></text:p>
      <text:p text:style-name="P24"><text:span text:style-name="codeChuck"><text:tab/>cat('xInt[index]&lt;-ifelse(as.integer(xInt[index]) %%2==0,"Even","Odd")\n')</text:span></text:p>
      <text:p text:style-name="P24"><text:span text:style-name="codeChuck"><text:tab/>cat(“if(index %%4 ==0){print(xInt[index])}\n”)</text:span></text:p>
      <text:p text:style-name="P24"><text:span text:style-name="codeChuck"><text:tab/>cat(“index&lt;-index+1\n”)</text:span></text:p>
      <text:p text:style-name="P24"><text:span text:style-name="codeChuck"><text:tab/>cat(“}\n”)</text:span></text:p>
      <text:p text:style-name="P24"><text:span text:style-name="codeChuck"/></text:p>
      <text:p text:style-name="P24"><text:span text:style-name="codeChuck"><text:tab/>index&lt;-80</text:span></text:p>
      <text:p text:style-name="P24"><text:span text:style-name="codeChuck"><text:s text:c="2"/><text:tab/>while(index&lt;=length(xInt)){</text:span></text:p>
      <text:p text:style-name="P24"><text:span text:style-name="codeChuck"><text:s text:c="4"/><text:tab/><text:tab/>xInt[index]&lt;-ifelse(as.integer(xInt[index]) %%2==0,"Even","Odd")</text:span></text:p>
      <text:p text:style-name="P24"><text:span text:style-name="codeChuck"><text:tab/><text:tab/>if(index %%4 ==0){print(xInt[index])}</text:span></text:p>
      <text:p text:style-name="P24"><text:span text:style-name="codeChuck"><text:s text:c="4"/><text:tab/><text:tab/>index&lt;-index+1</text:span></text:p>
      <text:p text:style-name="P24"><text:span text:style-name="codeChuck"><text:s text:c="4"/></text:span></text:p>
      <text:p text:style-name="P24"><text:span text:style-name="codeChuck"><text:s text:c="2"/><text:tab/>}</text:span></text:p>
      <text:p text:style-name="P25"><text:span text:style-name="codeChuck"><text:s text:c="2"/><text:tab/></text:span></text:p>
      <text:p text:style-name="P18">@</text:p>
      <text:h text:style-name="P57"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62" text:outline-level="2">Vector</text:h>
      <text:p text:style-name="Text_20_body"><text:span text:style-name="T11"><text:tab/>The vector or one dimensional array are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and use sort function to alphebatically store into the same vector and print out the vector. <text:s text:c="2"/>The second example is creating random number generated vector elements. Select only subset of elements (based on index number are modulus of 10) and asssign the values to new vector and find the sum <text:s/>of it. <text:s/>T</text:span><text:span text:style-name="codeChuck"><text:span text:style-name="T13">he loop structure is also used to demonstrate how to reach elements of the vector.</text:span></text:span></text:p>
      <text:p text:style-name="P63"/>
      <text:p text:style-name="P18">&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tab/>cat(“Find the vector elements has modulus of 10 \n”)</text:span></text:p>
      <text:p text:style-name="P24"><text:span text:style-name="codeChuck"><text:tab/>cat(“indicies&lt;-which(xInt%%10 ==0)\n”)</text:span></text:p>
      <text:p text:style-name="P24"><text:span text:style-name="codeChuck"><text:tab/>indicies&lt;-which(xInt%%10 ==0)</text:span></text:p>
      <text:p text:style-name="P24"><text:span text:style-name="codeChuck"><text:tab/>cat(“print(indicies)\n”)</text:span></text:p>
      <text:p text:style-name="P24"><text:soft-page-break/><text:span text:style-name="codeChuck"><text:tab/>print(indicies)</text:span></text:p>
      <text:p text:style-name="P24"><text:span text:style-name="codeChuck"><text:tab/></text:span></text:p>
      <text:p text:style-name="P24"><text:span text:style-name="codeChuck"><text:tab/></text:span></text:p>
      <text:p text:style-name="P24"><text:span text:style-name="codeChuck"><text:tab/>cat(“The usage of for loop is shown previously.\n”)</text:span></text:p>
      <text:p text:style-name="P24"><text:span text:style-name="codeChuck"><text:tab/>cat(“ xNewInt&lt;-array('',dim=length(indicies))\n”)</text:span></text:p>
      <text:p text:style-name="P24"><text:span text:style-name="codeChuck"><text:tab/>xNewInt&lt;-array('',dim=length(indicies))</text:span></text:p>
      <text:p text:style-name="P24"><text:span text:style-name="codeChuck"><text:tab/>cat(“ xNewInt&lt;-as.numeric(xNewInt) \n”)</text:span></text:p>
      <text:p text:style-name="P24"><text:span text:style-name="codeChuck"><text:tab/>xNewInt&lt;-as.numeric(xNewInt)</text:span></text:p>
      <text:p text:style-name="P24"><text:span text:style-name="codeChuck"><text:tab/>cat(“for(indx in 1:length(indicies) ){\n”)</text:span></text:p>
      <text:p text:style-name="P24"><text:span text:style-name="codeChuck"><text:tab/>cat(“xNewInt[indx]&lt;-xInt[indicies[indx]]\n”)</text:span></text:p>
      <text:p text:style-name="Text_20_body"><text:span text:style-name="codeChuck"><text:span text:style-name="T18"><text:tab/>cat(“}\n”)</text:span></text:span></text:p>
      <text:p text:style-name="P24"><text:span text:style-name="codeChuck"><text:tab/>for(indx in 1:length(indicies) ){</text:span></text:p>
      <text:p text:style-name="P24"><text:span text:style-name="codeChuck"><text:s text:c="2"/><text:tab/><text:tab/>xNewInt[indx]&lt;-xInt[indicies[indx]]</text:span></text:p>
      <text:p text:style-name="P24"><text:span text:style-name="codeChuck"><text:tab/>}</text:span></text:p>
      <text:p text:style-name="P4"><text:span text:style-name="codeChuck"><text:tab/>cat(“sum(xNewInt)\n”)</text:span></text:p>
      <text:p text:style-name="P24"><text:span text:style-name="codeChuck"><text:tab/>sum(xNewInt)</text:span></text:p>
      <text:p text:style-name="P31">@</text:p>
      <text:h text:style-name="P62" text:outline-level="2">Matrix</text:h>
      <text:h text:style-name="P62" text:outline-level="2">DataFrame</text:h>
      <text:h text:style-name="P61" text:outline-level="2">List</text:h>
      <text:p text:style-name="P30"/>
      <text:h text:style-name="P64" text:outline-level="2"/>
      <text:h text:style-name="P57" text:outline-level="1">Simple Statistical Analysis</text:h>
      <text:h text:style-name="P58" text:outline-level="1">Simple Statistical Analysis</text:h>
      <text:h text:style-name="P59" text:outline-level="1">Simple Table Outputs</text:h>
      <text:p text:style-name="P20"/>
      <text:p text:style-name="P49">References</text:p>
      <text:p text:style-name="P4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ext-properties style:font-name="Courier New1"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Source_20_Text" style:display-name="Source Text"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text:p>
      </style:header>
    </style:master-page>
    <style:master-page style:name="Index" style:page-layout-name="Mpm2" style:next-style-name="Standard">
      <style:header>
        <text:p text:style-name="MP2"/>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06T02:37:44.81</dc:date>
    <meta:editing-duration>P1DT2H12M23S</meta:editing-duration>
    <meta:editing-cycles>206</meta:editing-cycles>
    <meta:generator>OpenOffice/4.1.2$Win32 OpenOffice.org_project/412m3$Build-9782</meta:generator>
    <dc:creator>Zekai Otles</dc:creator>
    <dc:title>uRProgramming</dc:title>
    <meta:document-statistic meta:table-count="1" meta:image-count="0" meta:object-count="0" meta:page-count="15" meta:paragraph-count="198" meta:word-count="1068" meta:character-count="7742"/>
  </office:meta>
</office:document-meta>
</file>